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" style:family="graphic" style:parent-style-name="standard">
      <style:graphic-properties svg:stroke-color="#999999" draw:fill-color="#ffffff" draw:textarea-horizontal-align="justify" draw:textarea-vertical-align="middle" draw:auto-grow-height="false" fo:min-height="0.639cm" fo:min-width="4.834cm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3.818cm"/>
    </style:style>
    <style:style style:name="gr5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6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2.327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3cm"/>
      <style:paragraph-properties style:writing-mode="lr-tb"/>
    </style:style>
    <style:style style:name="gr8" style:family="graphic" style:parent-style-name="standard">
      <style:graphic-properties svg:stroke-color="#808080" draw:fill-color="#ffffff" draw:textarea-horizontal-align="justify" draw:textarea-vertical-align="middle" draw:auto-grow-height="false" fo:min-height="0.639cm" fo:min-width="16.899cm"/>
      <style:paragraph-properties style:writing-mode="lr-tb"/>
    </style:style>
    <style:style style:name="gr9" style:family="graphic" style:parent-style-name="standard">
      <style:graphic-properties svg:stroke-color="#808080" draw:fill-color="#ffffff" draw:textarea-horizontal-align="justify" draw:textarea-vertical-align="middle" draw:auto-grow-height="false" fo:min-height="0.828cm" fo:min-width="1.745cm"/>
      <style:paragraph-properties style:writing-mode="lr-tb"/>
    </style:style>
    <style:style style:name="gr10" style:family="graphic" style:parent-style-name="standard">
      <style:graphic-properties svg:stroke-color="#808080" draw:fill-color="#ffffff" draw:textarea-horizontal-align="justify" draw:textarea-vertical-align="middle" draw:auto-grow-height="false" fo:min-height="0.21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58cm" fo:min-width="17.01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39cm" fo:min-width="17.01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39cm" fo:min-width="17.02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12cm" fo:min-width="17.01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9cm" fo:min-width="17.026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69cm" fo:min-width="17.026cm"/>
    </style:style>
    <style:style style:name="gr17" style:family="graphic" style:parent-style-name="standard">
      <style:graphic-properties svg:stroke-color="#808080" draw:fill-color="#ffffff" draw:textarea-horizontal-align="justify" draw:textarea-vertical-align="middle" draw:auto-grow-height="false" fo:min-height="0.739cm" fo:min-width="1.74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.143cm" svg:x="2.27cm" svg:y="2.143cm">
          <draw:text-box>
            <text:p><text:span text:style-name="T1">Create Review</text:span></text:p>
          </draw:text-box>
        </draw:frame>
        <draw:custom-shape draw:style-name="gr2" draw:text-style-name="P2" draw:layer="layout" svg:width="5.334cm" svg:height="0.889cm" svg:x="7.604cm" svg:y="2.14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016cm" svg:x="7.35cm" svg:y="2.143cm">
          <draw:text-box>
            <text:p text:style-name="P3">Choose Category</text:p>
          </draw:text-box>
        </draw:frame>
        <draw:custom-shape draw:style-name="gr4" draw:text-style-name="P2" draw:layer="layout" svg:width="4.318cm" svg:height="0.762cm" svg:x="15.859cm" svg:y="4.1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191cm" svg:height="1.089cm" svg:x="15.859cm" svg:y="4.048cm">
          <draw:text-box>
            <text:p text:style-name="P3">Date</text:p>
          </draw:text-box>
        </draw:frame>
        <draw:custom-shape draw:style-name="gr6" draw:text-style-name="P2" draw:layer="layout" svg:width="12.827cm" svg:height="0.762cm" svg:x="2.778cm" svg:y="4.1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0.668cm" svg:height="1.18cm" svg:x="3.921cm" svg:y="3.884cm">
          <draw:text-box>
            <text:p text:style-name="P3">Name or Description</text:p>
          </draw:text-box>
        </draw:frame>
        <draw:custom-shape draw:style-name="gr8" draw:text-style-name="P6" draw:layer="layout" svg:width="17.399cm" svg:height="0.889cm" svg:x="2.778cm" svg:y="5.064cm">
          <text:p text:style-name="P5">Web URL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175cm" svg:height="1.524cm" svg:x="5.688cm" svg:y="6.207cm">
          <text:p text:style-name="P5">Pro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08cm" svg:height="0.508cm" svg:x="1.889cm" svg:y="9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10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12.684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13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7.518cm" svg:height="0.908cm" svg:x="2.659cm" svg:y="7.9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7.518cm" svg:height="0.889cm" svg:x="2.659cm" svg:y="9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7.526cm" svg:height="0.889cm" svg:x="2.651cm" svg:y="10.2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7.518cm" svg:height="0.862cm" svg:x="2.659cm" svg:y="11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7.526cm" svg:height="0.94cm" svg:x="2.651cm" svg:y="12.6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526cm" svg:height="0.94cm" svg:x="2.651cm" svg:y="13.9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175cm" svg:height="1.397cm" svg:x="5.699cm" svg:y="15.224cm">
          <text:p text:style-name="P5">C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08cm" svg:height="0.508cm" svg:x="1.889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7.526cm" svg:height="0.94cm" svg:x="2.651cm" svg:y="16.8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526cm" svg:height="0.94cm" svg:x="2.651cm" svg:y="18.0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526cm" svg:height="0.94cm" svg:x="2.651cm" svg:y="19.3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526cm" svg:height="0.94cm" svg:x="2.651cm" svg:y="20.6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526cm" svg:height="0.94cm" svg:x="2.651cm" svg:y="21.9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526cm" svg:height="0.94cm" svg:x="2.651cm" svg:y="23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08cm" svg:height="0.508cm" svg:x="1.889cm" svg:y="18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19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20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21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508cm" svg:height="0.508cm" svg:x="1.889cm" svg:y="23.2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3:49:32.831503283</meta:creation-date>
    <dc:date>2021-07-09T17:38:04.908349211</dc:date>
    <meta:editing-duration>PT30M43S</meta:editing-duration>
    <meta:editing-cycles>4</meta:editing-cycles>
    <meta:generator>LibreOffice/6.4.7.2$Linux_X86_64 LibreOffice_project/40$Build-2</meta:generator>
    <meta:document-statistic meta:object-count="34"/>
  </office:meta>
</office:document-meta>
</file>